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1.098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2.52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1.95cm" fo:min-width="5.3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1.75cm" fo:min-width="5.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212cm" svg:stroke-color="#ed1c24" draw:marker-start="Arrow" draw:marker-start-width="0.618cm" draw:marker-end="Arrow" draw:marker-end-width="0.618cm" draw:textarea-vertical-align="middle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1ced24" draw:marker-start="Arrow" draw:marker-start-width="0.618cm" draw:marker-end="Arrow" draw:marker-end-width="0.618cm" draw:textarea-vertical-align="middle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28cm" fo:min-width="0.3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76cm" fo:min-width="0.2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000000" style:font-name="Courier New" fo:font-size="26pt" fo:font-weight="bold" fo:background-color="transparent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000000" style:font-name="Courier New" fo:font-size="22pt" fo:font-weight="bold" fo:background-color="transparent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Arial" fo:font-size="18pt" fo:language="ru" fo:country="RU" fo:font-weight="bold" style:font-weight-asian="bold" style:font-weight-complex="bold"/>
    </style:style>
    <style:style style:name="T2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4" style:family="text">
      <style:text-properties fo:color="#000000" style:font-name="Courier New" fo:font-size="26pt" fo:font-weight="bold" fo:background-color="transparent" style:font-size-asian="26pt" style:font-weight-asian="bold" style:font-size-complex="26pt" style:font-weight-complex="bold"/>
    </style:style>
    <style:style style:name="T5" style:family="text">
      <style:text-properties fo:color="#000000" style:font-name="Courier New" fo:font-size="22pt" fo:font-weight="bold" fo:background-color="transparent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2cm" svg:x="16cm" svg:y="1.3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16.2cm" svg:y="7.4cm">
          <text:p text:style-name="P3"><text:span text:style-name="T2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19cm" svg:height="2cm" svg:x="14.981cm" svg:y="14.4cm">
          <text:p text:style-name="P1"><text:span text:style-name="T1">highload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9cm" svg:height="2.3cm" svg:x="1.1cm" svg:y="7.7cm">
          <text:p text:style-name="P5"><text:span text:style-name="T3">Классический</text:span></text:p>
          <text:p text:style-name="P5"><text:span text:style-name="T3">клиен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8cm" svg:height="2.1cm" svg:x="28.6cm" svg:y="7.7cm">
          <text:p text:style-name="P5"><text:span text:style-name="T3">QNAME</text:span></text:p>
          <text:p text:style-name="P5"><text:span text:style-name="T3">minim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7.1cm" svg:y1="7.6cm" svg:x2="15.9cm" svg:y2="2.5cm">
          <text:p text:style-name="P7"><text:span text:style-name="T4"><text:a xlink:href="http://www.highload.ru/" xlink:type="simple">www.highload.ru</text:a></text:span></text:p>
          <text:p text:style-name="P7"><text:span text:style-name="T4"/></text:p>
          <text:p text:style-name="P7"><text:span text:style-name="T4"/></text:p>
        </draw:line>
        <draw:line draw:style-name="gr6" draw:text-style-name="P8" draw:layer="layout" svg:x1="7.2cm" svg:y1="9cm" svg:x2="16cm" svg:y2="8.8cm">
          <text:p text:style-name="P8"><text:span text:style-name="T4"><text:a xlink:href="http://www.highload.ru/" xlink:type="simple">www.highload.ru</text:a></text:span></text:p>
          <text:p text:style-name="P8"><text:span text:style-name="T4"/></text:p>
          <text:p text:style-name="P8"><text:span text:style-name="T5"/></text:p>
        </draw:line>
        <draw:line draw:style-name="gr6" draw:text-style-name="P7" draw:layer="layout" svg:x1="7.1cm" svg:y1="10cm" svg:x2="14.7cm" svg:y2="15.3cm">
          <text:p text:style-name="P7"><text:span text:style-name="T4"><text:a xlink:href="http://www.highload.ru/" xlink:type="simple">www.highload.ru</text:a></text:span></text:p>
          <text:p text:style-name="P7"><text:span text:style-name="T4"/></text:p>
          <text:p text:style-name="P7"><text:span text:style-name="T4"/></text:p>
        </draw:line>
        <draw:line draw:style-name="gr7" draw:text-style-name="P7" draw:layer="layout" svg:x1="18.5cm" svg:y1="2.8cm" svg:x2="28.5cm" svg:y2="7.6cm">
          <text:p text:style-name="P7"><text:span text:style-name="T4">ru</text:span></text:p>
          <text:p text:style-name="P7"><text:span text:style-name="T4"/></text:p>
          <text:p text:style-name="P7"><text:span text:style-name="T4"/></text:p>
        </draw:line>
        <draw:line draw:style-name="gr7" draw:text-style-name="P7" draw:layer="layout" svg:x1="18.4cm" svg:y1="8.7cm" svg:x2="28.4cm" svg:y2="8.8cm">
          <text:p text:style-name="P7"><text:span text:style-name="T4">highload.ru</text:span></text:p>
          <text:p text:style-name="P7"><text:span text:style-name="T4"/></text:p>
          <text:p text:style-name="P7"><text:span text:style-name="T4"/></text:p>
        </draw:line>
        <draw:line draw:style-name="gr7" draw:text-style-name="P7" draw:layer="layout" svg:x1="19.7cm" svg:y1="15.1cm" svg:x2="28.5cm" svg:y2="10cm">
          <text:p text:style-name="P7"><text:span text:style-name="T4"><text:a xlink:href="http://www.highload.ru/" xlink:type="simple">www.highload.ru</text:a></text:span></text:p>
          <text:p text:style-name="P7"><text:span text:style-name="T4"/></text:p>
          <text:p text:style-name="P7"><text:span text:style-name="T4"/></text:p>
        </draw:line>
        <draw:custom-shape draw:style-name="gr8" draw:text-style-name="P10" draw:layer="layout" svg:width="1.2cm" svg:height="1.1cm" svg:x="11.1cm" svg:y="4.7cm">
          <text:p text:style-name="P9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cm" svg:height="1.1cm" svg:x="21.1cm" svg:y="3.9cm">
          <text:p text:style-name="P9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cm" svg:height="1.1cm" svg:x="11.3cm" svg:y="8.5cm">
          <text:p text:style-name="P9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cm" svg:height="1.1cm" svg:x="21.1cm" svg:y="8.5cm">
          <text:p text:style-name="P9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cm" svg:height="1.1cm" svg:x="11.1cm" svg:y="13cm">
          <text:p text:style-name="P9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cm" svg:height="1.1cm" svg:x="21.5cm" svg:y="13.5cm">
          <text:p text:style-name="P9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8.757cm" svg:height="1.292cm" svg:x="0.913cm" svg:y="1cm">
          <draw:text-box>
            <text:p text:style-name="P11"><text:span text:style-name="T7">www.highload.ru</text:span></text:p>
          </draw:text-box>
        </draw:frame>
        <draw:frame draw:style-name="gr10" draw:text-style-name="P12" draw:layer="layout" svg:width="8.757cm" svg:height="1.292cm" svg:x="25.8cm" svg:y="1.108cm">
          <draw:text-box>
            <text:p text:style-name="P11"><text:span text:style-name="T7">www.highload.ru</text:span></text:p>
          </draw:text-box>
        </draw:frame>
        <draw:frame draw:style-name="gr10" draw:text-style-name="P13" draw:layer="layout" svg:width="6.92cm" svg:height="1.826cm" svg:x="27.64cm" svg:y="14.954cm">
          <draw:text-box>
            <text:p><text:span text:style-name="T8">RFC 781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0:36:44.449813880</meta:creation-date>
    <dc:date>2021-09-15T21:06:38.584720533</dc:date>
    <meta:editing-duration>PT29M54S</meta:editing-duration>
    <meta:editing-cycles>11</meta:editing-cycles>
    <meta:generator>LibreOffice/6.4.7.2$Linux_X86_64 LibreOffice_project/40$Build-2</meta:generator>
    <meta:document-statistic meta:object-count="20"/>
  </office:meta>
</office:document-meta>
</file>